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1728" officeooo:paragraph-rsid="00021728"/>
    </style:style>
    <style:style style:name="P2" style:family="paragraph" style:parent-style-name="Standard">
      <style:paragraph-properties fo:text-align="center" style:justify-single-word="false"/>
      <style:text-properties officeooo:rsid="00021728" officeooo:paragraph-rsid="00021728"/>
    </style:style>
    <style:style style:name="P3" style:family="paragraph" style:parent-style-name="Standard">
      <style:paragraph-properties fo:text-align="start" style:justify-single-word="false"/>
      <style:text-properties officeooo:rsid="00021728" officeooo:paragraph-rsid="00021728"/>
    </style:style>
    <style:style style:name="P4" style:family="paragraph" style:parent-style-name="Standard">
      <style:paragraph-properties fo:text-align="start" style:justify-single-word="false"/>
      <style:text-properties officeooo:rsid="00021728" officeooo:paragraph-rsid="0004f197"/>
    </style:style>
    <style:style style:name="P5" style:family="paragraph" style:parent-style-name="Standard">
      <style:paragraph-properties fo:text-align="start" style:justify-single-word="false"/>
      <style:text-properties officeooo:rsid="00021728" officeooo:paragraph-rsid="0006c1de"/>
    </style:style>
    <style:style style:name="P6" style:family="paragraph" style:parent-style-name="Standard">
      <style:paragraph-properties fo:text-align="start" style:justify-single-word="false"/>
      <style:text-properties officeooo:rsid="0003d5c9" officeooo:paragraph-rsid="0003d5c9"/>
    </style:style>
    <style:style style:name="P7" style:family="paragraph" style:parent-style-name="Standard">
      <style:text-properties officeooo:rsid="0004f197" officeooo:paragraph-rsid="0004f197"/>
    </style:style>
    <style:style style:name="P8" style:family="paragraph" style:parent-style-name="Standard">
      <style:paragraph-properties fo:text-align="start" style:justify-single-word="false"/>
      <style:text-properties officeooo:rsid="0004f197" officeooo:paragraph-rsid="0004f197"/>
    </style:style>
    <style:style style:name="P9" style:family="paragraph" style:parent-style-name="Standard">
      <style:paragraph-properties fo:text-align="start" style:justify-single-word="false"/>
      <style:text-properties officeooo:paragraph-rsid="0004f197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4f197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3d5c9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1728" officeooo:paragraph-rsid="0002172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21728" officeooo:paragraph-rsid="00021728" style:font-weight-asian="bold" style:font-weight-complex="bold"/>
    </style:style>
    <style:style style:name="P14" style:family="paragraph" style:parent-style-name="Standard" style:list-style-name="L2"/>
    <style:style style:name="T1" style:family="text">
      <style:text-properties officeooo:rsid="00021728"/>
    </style:style>
    <style:style style:name="T2" style:family="text">
      <style:text-properties officeooo:rsid="0003d5c9"/>
    </style:style>
    <style:style style:name="T3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4" style:family="text">
      <style:text-properties fo:color="#000000" style:font-name="Monospace" fo:font-size="10pt" fo:background-color="#e8f2fe" loext:char-shading-value="0" style:font-size-asian="10pt"/>
    </style:style>
    <style:style style:name="T5" style:family="text">
      <style:text-properties fo:color="#0000c0" style:font-name="Monospace" fo:font-size="10pt" fo:font-style="italic" fo:font-weight="bold" fo:background-color="#e8f2fe" loext:char-shading-value="0" style:font-size-asian="10pt" style:font-style-asian="italic" style:font-weight-asian="bold"/>
    </style:style>
    <style:style style:name="T6" style:family="text">
      <style:text-properties officeooo:rsid="0004f1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c1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e Brasília – 2.2018</text:p>
      <text:p text:style-name="P1">117889 - Técnicas de Programação 1 – Turma A</text:p>
      <text:p text:style-name="P1">Professor Christian Riaño</text:p>
      <text:p text:style-name="P1"/>
      <text:p text:style-name="P12">Trabalho Prático 1</text:p>
      <text:p text:style-name="P2"/>
      <text:p text:style-name="P8">José Antonio Siqueira de Cerqueira : 18/0111566</text:p>
      <text:p text:style-name="P9"><text:span text:style-name="T6">Danilo : </text:span>17/0140008</text:p>
      <text:p text:style-name="P2"/>
      <text:p text:style-name="P13">Relatório:</text:p>
      <text:p text:style-name="P3"/>
      <text:p text:style-name="P3">Realizamos a implementação do sistema de <text:span text:style-name="T7">Cinemas</text:span> proposto. Inicialmente geramos os diagramas do modelo conceitual. São eles: Diagrama de Classes, Diagrama de Objetos, Diagrama de Caso de Uso e Diagrama de Sequência, para o sistema de Cinemas.</text:p>
      <text:p text:style-name="P3"/>
      <text:p text:style-name="P5">Para a implementação utilizamos a IDE Eclipse 4.9.0 em um Sistema Operacional Debian. Também fizemos uso de um sistema de versionamento chamado Git, junto com o repositório remoto Github, para fins de colaboração entre a dupla. <text:span text:style-name="T8">Tal link para o repositório é : </text:span><text:a xlink:type="simple" xlink:href="https://github.com/Josephkzez/projetotrabworskpaceTP1.git" text:style-name="Internet_20_link" text:visited-style-name="Visited_20_Internet_20_Link"><text:span text:style-name="T8">https://github.com/Josephkzez/projetotrabworskpaceTP1.git</text:span></text:a></text:p>
      <text:p text:style-name="P5"/>
      <text:p text:style-name="P4">Criamos os pacotes dados, domain, excecoes, run e transacoes:</text:p>
      <text:list xml:id="list1399702666767485323" text:style-name="L1">
        <text:list-item>
          <text:p text:style-name="P10"><text:span text:style-name="T1">No pacote dados estarão as classes e interfaces que tratam de acesso aos dados, que em nosso sistema é feito através de arquivos de texto. <text:s/></text:span></text:p>
        </text:list-item>
        <text:list-item>
          <text:p text:style-name="P10"><text:span text:style-name="T1">No pacote domain estão as classes que representam as entidades do diagrama de classes, são elas Filme, Sala e Sessao. </text:span></text:p>
        </text:list-item>
        <text:list-item>
          <text:p text:style-name="P10"><text:span text:style-name="T1">No pacote excecoes, que estão as classes que implementam os erros que são percebidos na execução do código. Aqui foi utilizado o conceito de extends, quando a classe AcessoDadosEx extends Exception, por exemplo.</text:span></text:p>
        </text:list-item>
        <text:list-item>
          <text:p text:style-name="P11"><text:span text:style-name="T2">No pacote run há a classe executora CinemaTeste, que funciona como a main do nosso programa. Nela há um menu onde o usuário – Funcionário de um Cinema - poderá escolher qual tipo de serviço, aqueles descritos no Diagrama de Caso de Uso, irá usar.</text:span></text:p>
        </text:list-item>
      </text:list>
      <text:p text:style-name="P6">Aqui cabe frisar um conceito visto em aula:</text:p>
      <text:p text:style-name="P6"><text:span text:style-name="T3">private</text:span><text:span text:style-name="T4"> </text:span><text:span text:style-name="T3">static</text:span><text:span text:style-name="T4"> </text:span><text:span text:style-name="T3">final</text:span><text:span text:style-name="T4"> CatalogoSessoes </text:span><text:span text:style-name="T5">catalogoSession</text:span><text:span text:style-name="T4"> = </text:span><text:span text:style-name="T3">new</text:span><text:span text:style-name="T4"> CatalogoSessoesImpl();</text:span></text:p>
      <text:p text:style-name="Standard">é uma variável privada e estática, do tipo CatalogoSessoes, ou seja, eh do tipo desta classe, com o nome catalogoSession, e ela será um construtor da classe CatalogoSessoesImpl. Ou seja, a variável catalogoSession é do tipo CatalogoSessoes e é um objeto da classe CatalogoSessoesImpl.</text:p>
      <text:p text:style-name="Standard"/>
      <text:list xml:id="list6216027504645292317" text:style-name="L2">
        <text:list-item>
          <text:p text:style-name="P14">No pacote transações há as interfaces CatalogoFilmes, CatalogoSalas, e CatalogoSessoes. Estas interfaces possuem métodos abstratos, ou seja, sem corpo. Estes métodos devem ser implementados nas classes CatalogoFilmesImpl, CatalogoSalasImpl, CatalogoSessoesImpl. O conceito utilizado aqui foi de herança, <text:span text:style-name="T6">polimorfismo, </text:span>entre outros. Onde as classes que possuem apenas métodos abstratos são interfaces (superclasse), e as classes que implementam seus métodos são as subclasses, e são essas as classes que geram instâncias, ou seja, objetos. <text:span text:style-name="T6">As classes concretas podem implementar métodos da superclasse (interface) com o mesmo nome do método através do conceito de polimorfismo.</text:span></text:p>
        </text:list-item>
      </text:list>
      <text:p text:style-name="Standard"/>
      <text:p text:style-name="P7">Superclasse interface que possui apenas métodos abstratos</text:p>
      <text:p text:style-name="P7"><text:span text:style-name="T3">public</text:span><text:span text:style-name="T4"> </text:span><text:span text:style-name="T3">interface</text:span><text:span text:style-name="T4"> CatalogoFilmes {</text:span></text:p>
      <text:p text:style-name="P7">Subclasse que implementa a interface:</text:p>
      <text:p text:style-name="P7"><text:soft-page-break/><text:span text:style-name="T3">public</text:span><text:span text:style-name="T4"> </text:span><text:span text:style-name="T3">class</text:span><text:span text:style-name="T4"> CatalogoFilmesImpl </text:span><text:span text:style-name="T3">implements</text:span><text:span text:style-name="T4"> CatalogoFilmes {</text:span></text:p>
      <text:p text:style-name="Standard"/>
      <text:p text:style-name="Standard"/>
      <text:p text:style-name="P7">Para trabalho futuro: tratamento de exceções mais específicias, tratamento dos dados de forma persistente através de um banco de dados, novas funcionalidades como a classe Ingr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6:38:08.430458640</meta:creation-date>
    <dc:date>2018-10-11T17:14:08.867082146</dc:date>
    <meta:editing-duration>PT1M17S</meta:editing-duration>
    <meta:editing-cycles>1</meta:editing-cycles>
    <meta:document-statistic meta:table-count="0" meta:image-count="0" meta:object-count="0" meta:page-count="2" meta:paragraph-count="23" meta:word-count="445" meta:character-count="2987" meta:non-whitespace-character-count="2564"/>
    <meta:generator>LibreOffice/5.2.7.2$Linux_X86_64 LibreOffice_project/20m0$Build-2</meta:generator>
  </office:meta>
</office:document-meta>
</file>